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a7202" officeooo:paragraph-rsid="000a7202"/>
    </style:style>
    <style:style style:name="P2" style:family="paragraph" style:parent-style-name="Standard">
      <style:text-properties officeooo:rsid="000b4be1" officeooo:paragraph-rsid="000b4be1"/>
    </style:style>
    <style:style style:name="P3" style:family="paragraph" style:parent-style-name="Standard">
      <style:text-properties officeooo:rsid="000b4ef8" officeooo:paragraph-rsid="000b4ef8"/>
    </style:style>
    <style:style style:name="P4" style:family="paragraph" style:parent-style-name="Standard">
      <style:text-properties style:text-underline-style="solid" style:text-underline-width="auto" style:text-underline-color="font-color" officeooo:rsid="000b4ef8" officeooo:paragraph-rsid="000b4ef8"/>
    </style:style>
    <style:style style:name="P5" style:family="paragraph" style:parent-style-name="Standard">
      <style:text-properties style:text-underline-style="solid" style:text-underline-width="auto" style:text-underline-color="font-color" officeooo:rsid="000c81ed" officeooo:paragraph-rsid="000c81ed"/>
    </style:style>
    <style:style style:name="P6" style:family="paragraph" style:parent-style-name="Standard">
      <style:text-properties style:text-underline-style="solid" style:text-underline-width="auto" style:text-underline-color="font-color" officeooo:rsid="00117f3c" officeooo:paragraph-rsid="00117f3c"/>
    </style:style>
    <style:style style:name="P7" style:family="paragraph" style:parent-style-name="Standard">
      <style:text-properties style:text-underline-style="solid" style:text-underline-width="auto" style:text-underline-color="font-color" officeooo:rsid="001ad533" officeooo:paragraph-rsid="001ad533"/>
    </style:style>
    <style:style style:name="P8" style:family="paragraph" style:parent-style-name="Standard">
      <style:text-properties style:text-underline-style="none" officeooo:rsid="000b4ef8" officeooo:paragraph-rsid="000b4ef8"/>
    </style:style>
    <style:style style:name="P9" style:family="paragraph" style:parent-style-name="Standard">
      <style:text-properties style:text-underline-style="none" officeooo:rsid="000c81ed" officeooo:paragraph-rsid="000c81ed"/>
    </style:style>
    <style:style style:name="P10" style:family="paragraph" style:parent-style-name="Standard">
      <style:text-properties style:text-underline-style="none" officeooo:rsid="000d2360" officeooo:paragraph-rsid="000d2360"/>
    </style:style>
    <style:style style:name="P11" style:family="paragraph" style:parent-style-name="Standard">
      <style:text-properties style:text-underline-style="none" officeooo:rsid="000dfed6" officeooo:paragraph-rsid="000dfed6"/>
    </style:style>
    <style:style style:name="P12" style:family="paragraph" style:parent-style-name="Standard">
      <style:text-properties style:text-underline-style="none" officeooo:rsid="00117f3c" officeooo:paragraph-rsid="00117f3c"/>
    </style:style>
    <style:style style:name="P13" style:family="paragraph" style:parent-style-name="Standard">
      <style:text-properties style:text-underline-style="none" officeooo:rsid="0014203c" officeooo:paragraph-rsid="0014203c"/>
    </style:style>
    <style:style style:name="P14" style:family="paragraph" style:parent-style-name="Standard">
      <style:text-properties style:text-underline-style="none" officeooo:rsid="001ad533" officeooo:paragraph-rsid="001ad533"/>
    </style:style>
    <style:style style:name="P15" style:family="paragraph" style:parent-style-name="Standard">
      <style:text-properties style:text-underline-style="none" officeooo:rsid="0010a4a3" officeooo:paragraph-rsid="0010a4a3"/>
    </style:style>
    <style:style style:name="P16" style:family="paragraph" style:parent-style-name="Standard">
      <style:text-properties style:text-underline-style="none" officeooo:rsid="001e06f9" officeooo:paragraph-rsid="001e06f9"/>
    </style:style>
    <style:style style:name="P17" style:family="paragraph" style:parent-style-name="Standard">
      <style:text-properties style:text-underline-style="none" officeooo:rsid="001f63bf" officeooo:paragraph-rsid="001f63bf"/>
    </style:style>
    <style:style style:name="P18" style:family="paragraph" style:parent-style-name="Standard">
      <style:text-properties fo:font-size="14pt" officeooo:rsid="000a7202" officeooo:paragraph-rsid="000a7202" style:font-size-asian="14pt" style:font-size-complex="14pt"/>
    </style:style>
    <style:style style:name="P19" style:family="paragraph" style:parent-style-name="Standard">
      <style:text-properties officeooo:rsid="000c81ed" officeooo:paragraph-rsid="000c81ed"/>
    </style:style>
    <style:style style:name="P20" style:family="paragraph" style:parent-style-name="Standard">
      <style:text-properties officeooo:rsid="00117f3c" officeooo:paragraph-rsid="00117f3c"/>
    </style:style>
    <style:style style:name="P21" style:family="paragraph" style:parent-style-name="Standard">
      <style:text-properties officeooo:rsid="001764f0" officeooo:paragraph-rsid="001764f0"/>
    </style:style>
    <style:style style:name="P22" style:family="paragraph" style:parent-style-name="Standard">
      <style:text-properties officeooo:rsid="001838bb" officeooo:paragraph-rsid="001838bb"/>
    </style:style>
    <style:style style:name="P23" style:family="paragraph" style:parent-style-name="Standard">
      <style:text-properties fo:font-weight="bold" officeooo:rsid="001838bb" officeooo:paragraph-rsid="001838bb" style:font-weight-asian="bold" style:font-weight-complex="bold"/>
    </style:style>
    <style:style style:name="P24" style:family="paragraph" style:parent-style-name="Standard">
      <style:text-properties fo:font-weight="bold" officeooo:rsid="001ad533" officeooo:paragraph-rsid="001ad533" style:font-weight-asian="bold" style:font-weight-complex="bold"/>
    </style:style>
    <style:style style:name="P25" style:family="paragraph" style:parent-style-name="Standard">
      <style:text-properties officeooo:rsid="00172a08" officeooo:paragraph-rsid="00172a08"/>
    </style:style>
    <style:style style:name="P26" style:family="paragraph" style:parent-style-name="Standard">
      <style:text-properties officeooo:rsid="001e4948" officeooo:paragraph-rsid="001e4948"/>
    </style:style>
    <style:style style:name="P27" style:family="paragraph" style:parent-style-name="Standard">
      <style:text-properties fo:font-weight="normal" officeooo:rsid="001fe705" officeooo:paragraph-rsid="001fe705" style:font-weight-asian="normal" style:font-weight-complex="normal"/>
    </style:style>
    <style:style style:name="P28" style:family="paragraph" style:parent-style-name="Standard">
      <style:text-properties style:text-underline-style="solid" style:text-underline-width="auto" style:text-underline-color="font-color" fo:font-weight="normal" officeooo:rsid="0021a7d1" officeooo:paragraph-rsid="0021a7d1" style:font-weight-asian="normal" style:font-weight-complex="normal"/>
    </style:style>
    <style:style style:name="P29" style:family="paragraph" style:parent-style-name="Standard">
      <style:text-properties style:text-underline-style="solid" style:text-underline-width="auto" style:text-underline-color="font-color" fo:font-weight="normal" officeooo:rsid="0021ad8a" officeooo:paragraph-rsid="0021ad8a" style:font-weight-asian="normal" style:font-weight-complex="normal"/>
    </style:style>
    <style:style style:name="P30" style:family="paragraph" style:parent-style-name="Standard">
      <style:text-properties style:text-underline-style="solid" style:text-underline-width="auto" style:text-underline-color="font-color" fo:font-weight="normal" officeooo:rsid="0023f764" officeooo:paragraph-rsid="0023f764" style:font-weight-asian="normal" style:font-weight-complex="normal"/>
    </style:style>
    <style:style style:name="P31" style:family="paragraph" style:parent-style-name="Standard">
      <style:text-properties style:text-underline-style="solid" style:text-underline-width="auto" style:text-underline-color="font-color" fo:font-weight="normal" officeooo:rsid="00250044" officeooo:paragraph-rsid="00250044" style:font-weight-asian="normal" style:font-weight-complex="normal"/>
    </style:style>
    <style:style style:name="P32" style:family="paragraph" style:parent-style-name="Standard">
      <style:text-properties style:text-underline-style="solid" style:text-underline-width="auto" style:text-underline-color="font-color" fo:font-weight="normal" officeooo:rsid="00266def" officeooo:paragraph-rsid="00266def" style:font-weight-asian="normal" style:font-weight-complex="normal"/>
    </style:style>
    <style:style style:name="P33" style:family="paragraph" style:parent-style-name="Standard">
      <style:text-properties style:text-underline-style="solid" style:text-underline-width="auto" style:text-underline-color="font-color" fo:font-weight="normal" officeooo:rsid="002687b6" officeooo:paragraph-rsid="002687b6" style:font-weight-asian="normal" style:font-weight-complex="normal"/>
    </style:style>
    <style:style style:name="P34" style:family="paragraph" style:parent-style-name="Standard">
      <style:text-properties style:text-underline-style="solid" style:text-underline-width="auto" style:text-underline-color="font-color" fo:font-weight="normal" officeooo:rsid="00270061" officeooo:paragraph-rsid="00270061" style:font-weight-asian="normal" style:font-weight-complex="normal"/>
    </style:style>
    <style:style style:name="P35" style:family="paragraph" style:parent-style-name="Standard">
      <style:text-properties style:text-underline-style="solid" style:text-underline-width="auto" style:text-underline-color="font-color" fo:font-weight="normal" officeooo:rsid="0027510e" officeooo:paragraph-rsid="0027510e" style:font-weight-asian="normal" style:font-weight-complex="normal"/>
    </style:style>
    <style:style style:name="P36" style:family="paragraph" style:parent-style-name="Standard">
      <style:text-properties style:text-underline-style="solid" style:text-underline-width="auto" style:text-underline-color="font-color" fo:font-weight="normal" officeooo:rsid="00279096" officeooo:paragraph-rsid="00279096" style:font-weight-asian="normal" style:font-weight-complex="normal"/>
    </style:style>
    <style:style style:name="P37" style:family="paragraph" style:parent-style-name="Standard">
      <style:text-properties style:text-underline-style="solid" style:text-underline-width="auto" style:text-underline-color="font-color" fo:font-weight="normal" officeooo:rsid="0029284a" officeooo:paragraph-rsid="0029284a" style:font-weight-asian="normal" style:font-weight-complex="normal"/>
    </style:style>
    <style:style style:name="P38" style:family="paragraph" style:parent-style-name="Standard">
      <style:text-properties style:text-underline-style="solid" style:text-underline-width="auto" style:text-underline-color="font-color" fo:font-weight="normal" officeooo:rsid="002a6b9d" officeooo:paragraph-rsid="002a6b9d" style:font-weight-asian="normal" style:font-weight-complex="normal"/>
    </style:style>
    <style:style style:name="P39" style:family="paragraph" style:parent-style-name="Standard">
      <style:text-properties style:text-underline-style="solid" style:text-underline-width="auto" style:text-underline-color="font-color" fo:font-weight="normal" officeooo:rsid="002e5cba" officeooo:paragraph-rsid="002e5cba" style:font-weight-asian="normal" style:font-weight-complex="normal"/>
    </style:style>
    <style:style style:name="P40" style:family="paragraph" style:parent-style-name="Standard">
      <style:text-properties style:text-underline-style="solid" style:text-underline-width="auto" style:text-underline-color="font-color" fo:font-weight="normal" officeooo:rsid="0030d19e" officeooo:paragraph-rsid="0030d19e" style:font-weight-asian="normal" style:font-weight-complex="normal"/>
    </style:style>
    <style:style style:name="P41" style:family="paragraph" style:parent-style-name="Standard">
      <style:text-properties style:text-underline-style="solid" style:text-underline-width="auto" style:text-underline-color="font-color" fo:font-weight="normal" officeooo:rsid="003689c4" officeooo:paragraph-rsid="003689c4" style:font-weight-asian="normal" style:font-weight-complex="normal"/>
    </style:style>
    <style:style style:name="P42" style:family="paragraph" style:parent-style-name="Standard">
      <style:text-properties style:text-underline-style="solid" style:text-underline-width="auto" style:text-underline-color="font-color" fo:font-weight="normal" officeooo:rsid="0036e049" officeooo:paragraph-rsid="0036e049" style:font-weight-asian="normal" style:font-weight-complex="normal"/>
    </style:style>
    <style:style style:name="P43" style:family="paragraph" style:parent-style-name="Standard">
      <style:text-properties style:text-underline-style="solid" style:text-underline-width="auto" style:text-underline-color="font-color" fo:font-weight="normal" officeooo:rsid="0038dc5a" officeooo:paragraph-rsid="0038dc5a" style:font-weight-asian="normal" style:font-weight-complex="normal"/>
    </style:style>
    <style:style style:name="P44" style:family="paragraph" style:parent-style-name="Standard">
      <style:text-properties style:text-underline-style="solid" style:text-underline-width="auto" style:text-underline-color="font-color" fo:font-weight="normal" officeooo:rsid="00457692" officeooo:paragraph-rsid="00457692" style:font-weight-asian="normal" style:font-weight-complex="normal"/>
    </style:style>
    <style:style style:name="P45" style:family="paragraph" style:parent-style-name="Standard">
      <style:text-properties style:text-underline-style="solid" style:text-underline-width="auto" style:text-underline-color="font-color" fo:font-weight="normal" officeooo:rsid="0049512f" officeooo:paragraph-rsid="0049512f" style:font-weight-asian="normal" style:font-weight-complex="normal"/>
    </style:style>
    <style:style style:name="P46" style:family="paragraph" style:parent-style-name="Standard">
      <style:text-properties style:text-underline-style="solid" style:text-underline-width="auto" style:text-underline-color="font-color" fo:font-weight="normal" officeooo:rsid="004cf5f5" officeooo:paragraph-rsid="004cf5f5" style:font-weight-asian="normal" style:font-weight-complex="normal"/>
    </style:style>
    <style:style style:name="P47" style:family="paragraph" style:parent-style-name="Standard">
      <style:text-properties style:text-underline-style="solid" style:text-underline-width="auto" style:text-underline-color="font-color" fo:font-weight="normal" officeooo:rsid="004cf5f5" officeooo:paragraph-rsid="004fdceb" style:font-weight-asian="normal" style:font-weight-complex="normal"/>
    </style:style>
    <style:style style:name="P48" style:family="paragraph" style:parent-style-name="Standard">
      <style:text-properties style:text-underline-style="solid" style:text-underline-width="auto" style:text-underline-color="font-color" fo:font-weight="normal" officeooo:rsid="004fdceb" officeooo:paragraph-rsid="004fdceb" style:font-weight-asian="normal" style:font-weight-complex="normal"/>
    </style:style>
    <style:style style:name="P49" style:family="paragraph" style:parent-style-name="Standard">
      <style:text-properties style:text-underline-style="solid" style:text-underline-width="auto" style:text-underline-color="font-color" fo:font-weight="normal" officeooo:rsid="005003cc" officeooo:paragraph-rsid="00457692" style:font-weight-asian="normal" style:font-weight-complex="normal"/>
    </style:style>
    <style:style style:name="P50" style:family="paragraph" style:parent-style-name="Standard">
      <style:text-properties style:text-underline-style="solid" style:text-underline-width="auto" style:text-underline-color="font-color" fo:font-weight="normal" officeooo:rsid="00511eca" officeooo:paragraph-rsid="00511eca" style:font-weight-asian="normal" style:font-weight-complex="normal"/>
    </style:style>
    <style:style style:name="P51" style:family="paragraph" style:parent-style-name="Standard">
      <style:text-properties style:text-underline-style="solid" style:text-underline-width="auto" style:text-underline-color="font-color" fo:font-weight="normal" officeooo:rsid="0052dab8" officeooo:paragraph-rsid="0052dab8" style:font-weight-asian="normal" style:font-weight-complex="normal"/>
    </style:style>
    <style:style style:name="P52" style:family="paragraph" style:parent-style-name="Standard">
      <style:text-properties style:text-underline-style="solid" style:text-underline-width="auto" style:text-underline-color="font-color" fo:font-weight="normal" officeooo:rsid="0055242e" officeooo:paragraph-rsid="0055242e" style:font-weight-asian="normal" style:font-weight-complex="normal"/>
    </style:style>
    <style:style style:name="P53" style:family="paragraph" style:parent-style-name="Standard">
      <style:text-properties style:text-underline-style="solid" style:text-underline-width="auto" style:text-underline-color="font-color" fo:font-weight="normal" officeooo:rsid="005576ce" officeooo:paragraph-rsid="005576ce" style:font-weight-asian="normal" style:font-weight-complex="normal"/>
    </style:style>
    <style:style style:name="P54" style:family="paragraph" style:parent-style-name="Standard">
      <style:text-properties style:text-underline-style="solid" style:text-underline-width="auto" style:text-underline-color="font-color" fo:font-weight="normal" officeooo:rsid="0056b8c1" officeooo:paragraph-rsid="0056b8c1" style:font-weight-asian="normal" style:font-weight-complex="normal"/>
    </style:style>
    <style:style style:name="P55" style:family="paragraph" style:parent-style-name="Standard">
      <style:text-properties style:text-underline-style="solid" style:text-underline-width="auto" style:text-underline-color="font-color" fo:font-weight="normal" officeooo:rsid="00587c42" officeooo:paragraph-rsid="00587c42" style:font-weight-asian="normal" style:font-weight-complex="normal"/>
    </style:style>
    <style:style style:name="P56" style:family="paragraph" style:parent-style-name="Standard">
      <style:text-properties style:text-underline-style="solid" style:text-underline-width="auto" style:text-underline-color="font-color" fo:font-weight="normal" officeooo:rsid="0059664d" officeooo:paragraph-rsid="0059664d" style:font-weight-asian="normal" style:font-weight-complex="normal"/>
    </style:style>
    <style:style style:name="P57" style:family="paragraph" style:parent-style-name="Standard">
      <style:text-properties style:text-underline-style="solid" style:text-underline-width="auto" style:text-underline-color="font-color" fo:font-weight="normal" officeooo:rsid="005b62fd" officeooo:paragraph-rsid="005b62fd" style:font-weight-asian="normal" style:font-weight-complex="normal"/>
    </style:style>
    <style:style style:name="P58" style:family="paragraph" style:parent-style-name="Standard">
      <style:text-properties style:text-underline-style="solid" style:text-underline-width="auto" style:text-underline-color="font-color" fo:font-weight="normal" officeooo:rsid="005cac54" officeooo:paragraph-rsid="005cac54" style:font-weight-asian="normal" style:font-weight-complex="normal"/>
    </style:style>
    <style:style style:name="P59" style:family="paragraph" style:parent-style-name="Standard">
      <style:text-properties style:text-underline-style="solid" style:text-underline-width="auto" style:text-underline-color="font-color" fo:font-weight="normal" officeooo:rsid="005dbf9c" officeooo:paragraph-rsid="005dbf9c" style:font-weight-asian="normal" style:font-weight-complex="normal"/>
    </style:style>
    <style:style style:name="P60" style:family="paragraph" style:parent-style-name="Standard">
      <style:text-properties style:text-underline-style="solid" style:text-underline-width="auto" style:text-underline-color="font-color" fo:font-weight="normal" officeooo:rsid="005fa004" officeooo:paragraph-rsid="005fa004" style:font-weight-asian="normal" style:font-weight-complex="normal"/>
    </style:style>
    <style:style style:name="P61" style:family="paragraph" style:parent-style-name="Standard">
      <style:text-properties style:text-underline-style="solid" style:text-underline-width="auto" style:text-underline-color="font-color" fo:font-weight="normal" officeooo:rsid="006182bf" officeooo:paragraph-rsid="006182bf" style:font-weight-asian="normal" style:font-weight-complex="normal"/>
    </style:style>
    <style:style style:name="P62" style:family="paragraph" style:parent-style-name="Standard">
      <style:text-properties style:text-underline-style="solid" style:text-underline-width="auto" style:text-underline-color="font-color" fo:font-weight="normal" officeooo:rsid="00634002" officeooo:paragraph-rsid="00634002" style:font-weight-asian="normal" style:font-weight-complex="normal"/>
    </style:style>
    <style:style style:name="P63" style:family="paragraph" style:parent-style-name="Standard">
      <style:text-properties style:text-underline-style="solid" style:text-underline-width="auto" style:text-underline-color="font-color" fo:font-weight="normal" officeooo:rsid="006367a4" officeooo:paragraph-rsid="006367a4" style:font-weight-asian="normal" style:font-weight-complex="normal"/>
    </style:style>
    <style:style style:name="P64" style:family="paragraph" style:parent-style-name="Standard">
      <style:text-properties style:text-underline-style="solid" style:text-underline-width="auto" style:text-underline-color="font-color" fo:font-weight="normal" officeooo:rsid="0064833e" officeooo:paragraph-rsid="0064833e" style:font-weight-asian="normal" style:font-weight-complex="normal"/>
    </style:style>
    <style:style style:name="P65" style:family="paragraph" style:parent-style-name="Standard">
      <style:text-properties style:text-underline-style="solid" style:text-underline-width="auto" style:text-underline-color="font-color" fo:font-weight="normal" officeooo:rsid="0065ba06" officeooo:paragraph-rsid="0065ba06" style:font-weight-asian="normal" style:font-weight-complex="normal"/>
    </style:style>
    <style:style style:name="P66" style:family="paragraph" style:parent-style-name="Standard">
      <style:text-properties style:text-underline-style="solid" style:text-underline-width="auto" style:text-underline-color="font-color" fo:font-weight="normal" officeooo:rsid="0067303b" officeooo:paragraph-rsid="0067303b" style:font-weight-asian="normal" style:font-weight-complex="normal"/>
    </style:style>
    <style:style style:name="P67" style:family="paragraph" style:parent-style-name="Standard">
      <style:text-properties style:text-underline-style="solid" style:text-underline-width="auto" style:text-underline-color="font-color" fo:font-weight="normal" officeooo:rsid="006be2f3" officeooo:paragraph-rsid="006be2f3" style:font-weight-asian="normal" style:font-weight-complex="normal"/>
    </style:style>
    <style:style style:name="P68" style:family="paragraph" style:parent-style-name="Standard">
      <style:text-properties style:text-underline-style="solid" style:text-underline-width="auto" style:text-underline-color="font-color" fo:font-weight="normal" officeooo:rsid="006ca23a" officeooo:paragraph-rsid="006ca23a" style:font-weight-asian="normal" style:font-weight-complex="normal"/>
    </style:style>
    <style:style style:name="P69" style:family="paragraph" style:parent-style-name="Standard">
      <style:text-properties style:text-underline-style="solid" style:text-underline-width="auto" style:text-underline-color="font-color" fo:font-weight="normal" officeooo:rsid="006d2c72" officeooo:paragraph-rsid="006d2c72" style:font-weight-asian="normal" style:font-weight-complex="normal"/>
    </style:style>
    <style:style style:name="P70" style:family="paragraph" style:parent-style-name="Standard">
      <style:text-properties style:text-underline-style="solid" style:text-underline-width="auto" style:text-underline-color="font-color" fo:font-weight="normal" officeooo:rsid="0070993a" officeooo:paragraph-rsid="0070993a" style:font-weight-asian="normal" style:font-weight-complex="normal"/>
    </style:style>
    <style:style style:name="P71" style:family="paragraph" style:parent-style-name="Standard">
      <style:text-properties style:text-underline-style="solid" style:text-underline-width="auto" style:text-underline-color="font-color" fo:font-weight="normal" officeooo:rsid="00724f42" officeooo:paragraph-rsid="00724f42" style:font-weight-asian="normal" style:font-weight-complex="normal"/>
    </style:style>
    <style:style style:name="P72" style:family="paragraph" style:parent-style-name="Standard">
      <style:text-properties style:text-underline-style="solid" style:text-underline-width="auto" style:text-underline-color="font-color" fo:font-weight="normal" officeooo:rsid="007250cc" officeooo:paragraph-rsid="007250cc" style:font-weight-asian="normal" style:font-weight-complex="normal"/>
    </style:style>
    <style:style style:name="P73" style:family="paragraph" style:parent-style-name="Standard">
      <style:text-properties style:text-underline-style="solid" style:text-underline-width="auto" style:text-underline-color="font-color" fo:font-weight="normal" officeooo:rsid="00759c22" officeooo:paragraph-rsid="00759c22" style:font-weight-asian="normal" style:font-weight-complex="normal"/>
    </style:style>
    <style:style style:name="P74" style:family="paragraph" style:parent-style-name="Standard">
      <style:text-properties style:text-underline-style="solid" style:text-underline-width="auto" style:text-underline-color="font-color" fo:font-weight="normal" officeooo:rsid="0077e0bc" officeooo:paragraph-rsid="0077e0bc" style:font-weight-asian="normal" style:font-weight-complex="normal"/>
    </style:style>
    <style:style style:name="P75" style:family="paragraph" style:parent-style-name="Standard">
      <style:text-properties style:text-underline-style="solid" style:text-underline-width="auto" style:text-underline-color="font-color" fo:font-weight="normal" officeooo:rsid="0030d19e" officeooo:paragraph-rsid="0030d19e" fo:background-color="#ffff00" style:font-weight-asian="normal" style:font-weight-complex="normal"/>
    </style:style>
    <style:style style:name="P76" style:family="paragraph" style:parent-style-name="Standard">
      <style:text-properties style:text-underline-style="solid" style:text-underline-width="auto" style:text-underline-color="font-color" fo:font-weight="normal" officeooo:rsid="0030d19e" officeooo:paragraph-rsid="00352e72" fo:background-color="#ffff00" style:font-weight-asian="normal" style:font-weight-complex="normal"/>
    </style:style>
    <style:style style:name="P77" style:family="paragraph" style:parent-style-name="Standard">
      <style:text-properties style:text-underline-style="solid" style:text-underline-width="auto" style:text-underline-color="font-color" fo:font-weight="normal" officeooo:rsid="0030d19e" officeooo:paragraph-rsid="00352e72" fo:background-color="transparent" style:font-weight-asian="normal" style:font-weight-complex="normal"/>
    </style:style>
    <style:style style:name="P78" style:family="paragraph" style:parent-style-name="Standard">
      <style:text-properties style:text-underline-style="solid" style:text-underline-width="auto" style:text-underline-color="font-color" fo:font-weight="normal" officeooo:rsid="004099bc" officeooo:paragraph-rsid="004099bc" fo:background-color="transparent" style:font-weight-asian="normal" style:font-weight-complex="normal"/>
    </style:style>
    <style:style style:name="P79" style:family="paragraph" style:parent-style-name="Standard">
      <style:text-properties style:text-underline-style="solid" style:text-underline-width="auto" style:text-underline-color="font-color" fo:font-weight="normal" officeooo:rsid="004174b3" officeooo:paragraph-rsid="004174b3" fo:background-color="transparent" style:font-weight-asian="normal" style:font-weight-complex="normal"/>
    </style:style>
    <style:style style:name="P80" style:family="paragraph" style:parent-style-name="Standard">
      <style:text-properties style:text-underline-style="solid" style:text-underline-width="auto" style:text-underline-color="font-color" officeooo:rsid="0014203c" officeooo:paragraph-rsid="0014203c"/>
    </style:style>
    <style:style style:name="P81" style:family="paragraph" style:parent-style-name="Standard">
      <style:text-properties style:text-underline-style="none" officeooo:rsid="002fde54" officeooo:paragraph-rsid="002fde54"/>
    </style:style>
    <style:style style:name="P82" style:family="paragraph" style:parent-style-name="Standard">
      <style:text-properties style:text-underline-style="none" fo:font-weight="normal" officeooo:rsid="0044966e" officeooo:paragraph-rsid="0044966e" style:font-weight-asian="normal" style:font-weight-complex="normal"/>
    </style:style>
    <style:style style:name="P83" style:family="paragraph" style:parent-style-name="Standard">
      <style:text-properties officeooo:paragraph-rsid="0030d19e"/>
    </style:style>
    <style:style style:name="P84" style:family="paragraph" style:parent-style-name="Standard">
      <style:text-properties officeooo:rsid="000a7202" officeooo:paragraph-rsid="000a7202"/>
    </style:style>
    <style:style style:name="P85" style:family="paragraph" style:parent-style-name="Standard">
      <style:text-properties officeooo:rsid="003eabd6" officeooo:paragraph-rsid="003eabd6"/>
    </style:style>
    <style:style style:name="P86" style:family="paragraph" style:parent-style-name="Standard">
      <style:text-properties officeooo:rsid="003ed980" officeooo:paragraph-rsid="003ed980"/>
    </style:style>
    <style:style style:name="T1" style:family="text">
      <style:text-properties officeooo:rsid="000fe9dd"/>
    </style:style>
    <style:style style:name="T2" style:family="text">
      <style:text-properties officeooo:rsid="0015cbe6"/>
    </style:style>
    <style:style style:name="T3" style:family="text">
      <style:text-properties officeooo:rsid="0019d8ee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9d8ee" style:font-weight-asian="normal" style:font-weight-complex="normal"/>
    </style:style>
    <style:style style:name="T6" style:family="text">
      <style:text-properties officeooo:rsid="001b8e07"/>
    </style:style>
    <style:style style:name="T7" style:family="text">
      <style:text-properties officeooo:rsid="001d2a73"/>
    </style:style>
    <style:style style:name="T8" style:family="text">
      <style:text-properties style:text-underline-style="none"/>
    </style:style>
    <style:style style:name="T9" style:family="text">
      <style:text-properties style:text-underline-style="none" officeooo:rsid="002366d4"/>
    </style:style>
    <style:style style:name="T10" style:family="text">
      <style:text-properties style:text-underline-style="none" officeooo:rsid="002c6360"/>
    </style:style>
    <style:style style:name="T11" style:family="text">
      <style:text-properties style:text-underline-style="none" officeooo:rsid="002f8d2e"/>
    </style:style>
    <style:style style:name="T12" style:family="text">
      <style:text-properties style:text-underline-style="none" officeooo:rsid="0033a67b"/>
    </style:style>
    <style:style style:name="T13" style:family="text">
      <style:text-properties style:text-underline-style="none" officeooo:rsid="0038dc5a"/>
    </style:style>
    <style:style style:name="T14" style:family="text">
      <style:text-properties style:text-underline-style="none" fo:font-weight="normal" officeooo:rsid="0030d19e" fo:background-color="transparent" loext:char-shading-value="0" style:font-weight-asian="normal" style:font-weight-complex="normal"/>
    </style:style>
    <style:style style:name="T15" style:family="text">
      <style:text-properties style:text-underline-style="none" fo:font-weight="normal" fo:background-color="transparent" loext:char-shading-value="0" style:font-weight-asian="normal" style:font-weight-complex="normal"/>
    </style:style>
    <style:style style:name="T16" style:family="text">
      <style:text-properties style:text-underline-style="none" officeooo:rsid="00436470"/>
    </style:style>
    <style:style style:name="T17" style:family="text">
      <style:text-properties style:text-underline-style="none" fo:background-color="transparent" loext:char-shading-value="0"/>
    </style:style>
    <style:style style:name="T18" style:family="text">
      <style:text-properties style:text-underline-style="none" officeooo:rsid="004439a5"/>
    </style:style>
    <style:style style:name="T19" style:family="text">
      <style:text-properties style:text-underline-style="none" officeooo:rsid="00457692"/>
    </style:style>
    <style:style style:name="T20" style:family="text">
      <style:text-properties style:text-underline-style="none" officeooo:rsid="00465da8"/>
    </style:style>
    <style:style style:name="T21" style:family="text">
      <style:text-properties style:text-underline-style="none" officeooo:rsid="00479f4c"/>
    </style:style>
    <style:style style:name="T22" style:family="text">
      <style:text-properties style:text-underline-style="none" officeooo:rsid="004b0780"/>
    </style:style>
    <style:style style:name="T23" style:family="text">
      <style:text-properties style:text-underline-style="none" officeooo:rsid="004e313e"/>
    </style:style>
    <style:style style:name="T24" style:family="text">
      <style:text-properties style:text-underline-style="none" officeooo:rsid="004e3f61"/>
    </style:style>
    <style:style style:name="T25" style:family="text">
      <style:text-properties style:text-underline-style="none" officeooo:rsid="005003cc"/>
    </style:style>
    <style:style style:name="T26" style:family="text">
      <style:text-properties style:text-underline-style="none" officeooo:rsid="0053b5aa"/>
    </style:style>
    <style:style style:name="T27" style:family="text">
      <style:text-properties style:text-underline-style="none" officeooo:rsid="005e2e27"/>
    </style:style>
    <style:style style:name="T28" style:family="text">
      <style:text-properties style:text-underline-style="none" officeooo:rsid="0068d481"/>
    </style:style>
    <style:style style:name="T29" style:family="text">
      <style:text-properties style:text-underline-style="none" officeooo:rsid="006a90fd"/>
    </style:style>
    <style:style style:name="T30" style:family="text">
      <style:text-properties style:text-underline-style="none" officeooo:rsid="006e5103"/>
    </style:style>
    <style:style style:name="T31" style:family="text">
      <style:text-properties style:text-underline-style="none" officeooo:rsid="00704e5d"/>
    </style:style>
    <style:style style:name="T32" style:family="text">
      <style:text-properties style:text-underline-style="none" officeooo:rsid="007250cc"/>
    </style:style>
    <style:style style:name="T33" style:family="text">
      <style:text-properties style:text-underline-style="none" officeooo:rsid="0072b875"/>
    </style:style>
    <style:style style:name="T34" style:family="text">
      <style:text-properties style:text-underline-style="none" officeooo:rsid="0073831f"/>
    </style:style>
    <style:style style:name="T35" style:family="text">
      <style:text-properties style:text-underline-style="none" officeooo:rsid="0076ee1b"/>
    </style:style>
    <style:style style:name="T36" style:family="text">
      <style:text-properties style:text-underline-style="none" officeooo:rsid="0077e0bc"/>
    </style:style>
    <style:style style:name="T37" style:family="text">
      <style:text-properties style:text-position="super 58%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My Dev Cirriculum</text:p>
      <text:p text:style-name="P1"/>
      <text:p text:style-name="P76"><text:span text:style-name="T8">That is the art and talent involved in programming—reducing complexity to simplicity. </text:span></text:p>
      <text:p text:style-name="P77"><text:span text:style-name="T8">A “bad programmer” is just somebody who fails to reduce the complexity. </text:span></text:p>
      <text:p text:style-name="P1"/>
      <text:p text:style-name="P25">Read at ton → Code at ton → Repeat</text:p>
      <text:p text:style-name="P26">Get used to reading manuals</text:p>
      <text:p text:style-name="P26">Read books and manuals 2+ times</text:p>
      <text:p text:style-name="P21">Learn Math as needed</text:p>
      <text:p text:style-name="P22">Solve a specific problem that interests you</text:p>
      <text:p text:style-name="P23"><text:span text:style-name="T3">*Find a mentor!</text:span><text:span text:style-name="T5">*</text:span></text:p>
      <text:p text:style-name="P24"><text:span text:style-name="T5">M</text:span><text:span text:style-name="T4">aster one language then learn several others</text:span></text:p>
      <text:p text:style-name="P27">Build code based around examples in documentation and in others' code</text:p>
      <text:p text:style-name="P27"/>
      <text:p text:style-name="P28">Tips</text:p>
      <text:p text:style-name="P82">Read books/manuals 2-3x</text:p>
      <text:p text:style-name="P29"><text:span text:style-name="T8">Don't write code until you actually need it. </text:span></text:p>
      <text:p text:style-name="P29"><text:span text:style-name="T8">Delete any unused code. If you need unused code later use version control </text:span><text:span text:style-name="T9">to pull the feature back.</text:span></text:p>
      <text:p text:style-name="P30"><text:span text:style-name="T9">B</text:span><text:span text:style-name="T8">efore building ask a lot of questions to people about what the program specifically needs to do.</text:span></text:p>
      <text:p text:style-name="P31"><text:span text:style-name="T8">To code faster: don't think – understand. The answer is usually not in your mind</text:span></text:p>
      <text:p text:style-name="P32"><text:span text:style-name="T8">Write code that can change later</text:span></text:p>
      <text:p text:style-name="P32"><text:span text:style-name="T8">Use a constant – not a magic number</text:span></text:p>
      <text:p text:style-name="P33"><text:span text:style-name="T8">Bad phrase: “We'll never need ...”</text:span></text:p>
      <text:p text:style-name="P34"><text:span text:style-name="T8">Still don't try to anticipate what you don't need. </text:span></text:p>
      <text:p text:style-name="P35"><text:span text:style-name="T8">Build based on what you know now</text:span></text:p>
      <text:p text:style-name="P36"><text:span text:style-name="T8">Write minimal layer for what you need – don't deep dive into a whole framework right away</text:span></text:p>
      <text:p text:style-name="P38"><text:span text:style-name="T8">Design your program in proportion to </text:span><text:span text:style-name="T10">the time it will be used by </text:span><text:span text:style-name="T11">other </text:span><text:span text:style-name="T10">people</text:span></text:p>
      <text:p text:style-name="P39"><text:span text:style-name="T10">D</text:span><text:span text:style-name="T8">esign a little more than you think is necessary</text:span></text:p>
      <text:p text:style-name="P40"><text:span text:style-name="T8">Don't try to accommodate every future requirement now - “</text:span><text:span text:style-name="T12">One day I might need to do foo so I should just do foo now” - wrong</text:span></text:p>
      <text:p text:style-name="P41"><text:span text:style-name="T8">Don't over design</text:span></text:p>
      <text:p text:style-name="P41"><text:span text:style-name="T8">Be as generic as you need to be right now</text:span></text:p>
      <text:p text:style-name="P42"><text:span text:style-name="T8">Never duplicate code – </text:span><text:span text:style-name="T13">DRY -Don't repeat yourself</text:span></text:p>
      <text:p text:style-name="P43"><text:span text:style-name="T8">If you copy and paste once think of utility function</text:span></text:p>
      <text:p text:style-name="P43"><text:span text:style-name="T8">-So, a “good programmer” will do everything in his/her power to make what he writes as simple as possible </text:span><text:span text:style-name="Emphasis"><text:span text:style-name="T8">to other programmers</text:span></text:span><text:span text:style-name="T8">. A “good” programmer creates things that are easy to understand, so that it’s really easy to shake all the bugs out. </text:span></text:p>
      <text:p text:style-name="P83"><text:span text:style-name="T14">-</text:span><text:span text:style-name="Strong_20_Emphasis"><text:span text:style-name="T8">The better you understand what you are doing, the better you will do it.</text:span></text:span><text:span text:style-name="T8"> </text:span></text:p>
      <text:p text:style-name="P85"><text:span text:style-name="T14">R</text:span><text:span text:style-name="T15">ethink your design at every step</text:span></text:p>
      <text:p text:style-name="P86"><text:span text:style-name="T15">Get really good at refactoring</text:span></text:p>
      <text:p text:style-name="P78"><text:span text:style-name="T8">Understand the order that you should build things – from the inside out</text:span></text:p>
      <text:p text:style-name="P79"><text:span text:style-name="T8">Build the core of your application </text:span></text:p>
      <text:p text:style-name="P79"><text:span text:style-name="T8">What produces a useful product as fast as possible. </text:span><text:span text:style-name="T16">Write useful core first. </text:span></text:p>
      <text:p text:style-name="P79"><text:span text:style-name="T8"><text:tab/>ex. A youtuble app - 1</text:span><text:span text:style-name="T37">st</text:span><text:span text:style-name="T8"> build rendering surface that can play a video</text:span></text:p>
      <text:p text:style-name="P75"><text:span text:style-name="Strong_20_Emphasis"><text:span text:style-name="T17">-Never “fix” anything unless it’s a problem, and you have evidence showing that the problem really exists.</text:span></text:span><text:span text:style-name="T17"> </text:span></text:p>
      <text:p text:style-name="P50"><text:span text:style-name="T8">Software is supposed to help people</text:span></text:p>
      <text:p text:style-name="P51"><text:span text:style-name="T8">When making a change </text:span><text:span text:style-name="T26">ask</text:span><text:span text:style-name="T8">– how important is the change to help people? How needed is it? How hard is it to implement?</text:span></text:p>
      <text:p text:style-name="P52"><text:soft-page-break/><text:span text:style-name="T8">Don't make decisions about the future</text:span></text:p>
      <text:p text:style-name="P53"><text:span text:style-name="T8">Design for change</text:span></text:p>
      <text:p text:style-name="P55"><text:span text:style-name="T8">Defects are things that don't help people</text:span></text:p>
      <text:p text:style-name="P56"><text:span text:style-name="T8">A program's ease of maintenance is based on how simple each of its pieces are</text:span></text:p>
      <text:p text:style-name="P57"><text:span text:style-name="T8">You shouldn't need to understand the whole system at once in order to modify</text:span></text:p>
      <text:p text:style-name="P58"><text:span text:style-name="T8">Software is a system of knowledge – representation of ideas</text:span></text:p>
      <text:p text:style-name="P59"><text:span text:style-name="T8">Ask people to clarify</text:span></text:p>
      <text:p text:style-name="P62"><text:span text:style-name="T8">Something “works” if it behaves as you intended</text:span></text:p>
      <text:p text:style-name="P64"><text:span text:style-name="T8">You have to maintain your mocks and tests along with your program</text:span></text:p>
      <text:p text:style-name="P65"><text:span text:style-name="T8">Tests help you along with other developers</text:span></text:p>
      <text:p text:style-name="P66"><text:span text:style-name="T8">Write strong solid tests</text:span></text:p>
      <text:p text:style-name="P67"><text:span text:style-name="T8">Don't hide errors – it blocks knowledge about the system</text:span></text:p>
      <text:p text:style-name="P68"><text:span text:style-name="T8">No system works 100% of the time</text:span></text:p>
      <text:p text:style-name="P70"><text:span text:style-name="T8">It's not real until you draw it</text:span></text:p>
      <text:p text:style-name="P36"><text:span text:style-name="T8"/></text:p>
      <text:p text:style-name="P37">Patterns</text:p>
      <text:p text:style-name="P74">https://sourcemaking.com/design_patterns/builder</text:p>
      <text:p text:style-name="P74">http://www.tutorialspoint.com/design_pattern/design_pattern_overview.htm</text:p>
      <text:p text:style-name="P37"/>
      <text:p text:style-name="P37"><text:span text:style-name="T19">1.) </text:span><text:span text:style-name="T8">Factory – </text:span><text:span text:style-name="T18">A method that returns a 'new' object. </text:span><text:span text:style-name="T28">Clients never create objects themselves, factories do that. </text:span></text:p>
      <text:p text:style-name="P37"><text:span text:style-name="T8">When to use:</text:span></text:p>
      <text:p text:style-name="P44"><text:span text:style-name="T8"/></text:p>
      <text:p text:style-name="P44"><text:span text:style-name="T8">2.) </text:span><text:span text:style-name="T20">Object pool pattern – </text:span><text:span text:style-name="T21">uses set of initialized ('new') object kept ready to use rather than allocating them and destroying them on command. </text:span><text:span text:style-name="T23">Clients request objects from pool and return objects when finished with them either manually or automatically. Objects aren't destroyed when </text:span><text:span text:style-name="T24">returned to the pool </text:span><text:span text:style-name="T25">so they can be reused again.</text:span></text:p>
      <text:p text:style-name="P49"><text:span text:style-name="T8"/></text:p>
      <text:p text:style-name="P54"><text:span text:style-name="T8">It's important that when an object gets returned to the pool it's reset to a state that a client can use later. </text:span></text:p>
      <text:p text:style-name="P49"><text:span text:style-name="T8"/></text:p>
      <text:p text:style-name="P45"><text:span text:style-name="T8">Pros: <text:s/>Performance benefits significantly</text:span></text:p>
      <text:p text:style-name="P45"><text:span text:style-name="T8">Cons: </text:span><text:span text:style-name="T22">Complicate object lifetime</text:span></text:p>
      <text:p text:style-name="P48"><text:span text:style-name="T22">W</text:span><text:span text:style-name="T8">hen to use: </text:span><text:span text:style-name="T25">when you have to work with a lot of objects that are expensive to instantiate </text:span></text:p>
      <text:p text:style-name="P47"><text:span text:style-name="T8"/></text:p>
      <text:p text:style-name="P46"><text:span text:style-name="T8">3.) </text:span><text:span text:style-name="T27">Abstract factory – </text:span><text:span text:style-name="T29">Creates and instance of several families of classes</text:span></text:p>
      <text:p text:style-name="P60"><text:span text:style-name="T27">G</text:span><text:span text:style-name="T8">oal: provide interface to create collection of dependencies without specifying their concrete classes.</text:span></text:p>
      <text:p text:style-name="P61"><text:span text:style-name="T8">Encapsulates many 'new' objects that come form multiple platforms. </text:span></text:p>
      <text:p text:style-name="P63"><text:span text:style-name="T8">Use: portable applications need to encapsulate dependencies. </text:span></text:p>
      <text:p text:style-name="P63"><text:span text:style-name="T8"/></text:p>
      <text:p text:style-name="P69"><text:span text:style-name="T8">4.) Facade Pattern – </text:span><text:span text:style-name="T30">provides single interface to a set of interfaces. </text:span><text:span text:style-name="T31">Makes subsystem of interfaces easier to use. Wraps a complicated system into a simpler interface. </text:span><text:span text:style-name="T32">Single interface object. </text:span><text:span text:style-name="T33">Subsystems don't interact with each other – just the facade. </text:span><text:span text:style-name="T34">Facades often implemented as Singletons.</text:span></text:p>
      <text:p text:style-name="P71"><text:span text:style-name="T8">Benefits: reduces complexity and decouples program</text:span></text:p>
      <text:p text:style-name="P72"><text:span text:style-name="T8">Limits: Single access point limits flexibility that power uses may need</text:span></text:p>
      <text:p text:style-name="P28"><text:span text:style-name="T8"/></text:p>
      <text:p text:style-name="P73"><text:span text:style-name="T8">5.) </text:span><text:span text:style-name="T35">Builder Pattern – </text:span><text:span text:style-name="T36">creating complex objects based on </text:span></text:p>
      <text:p text:style-name="P1"/>
      <text:p text:style-name="P7">ToolSet</text:p>
      <text:p text:style-name="P14">Debugger</text:p>
      <text:p text:style-name="P14"><text:soft-page-break/><text:tab/>- <text:span text:style-name="T6">debug the old fashioned way : print/ log statements</text:span></text:p>
      <text:p text:style-name="P14">IDE</text:p>
      <text:p text:style-name="P17">Text editor</text:p>
      <text:p text:style-name="P1"/>
      <text:p text:style-name="P6">Projects</text:p>
      <text:p text:style-name="P12">Build your own website : w3schools.com</text:p>
      <text:p text:style-name="P13">Project Euler, <text:span text:style-name="T7">topCoder</text:span></text:p>
      <text:p text:style-name="P12"/>
      <text:p text:style-name="P80">Great Resources</text:p>
      <text:p text:style-name="P81">RTFM</text:p>
      <text:p text:style-name="P13">*GOOGLE!*</text:p>
      <text:p text:style-name="P13">StackOverFlow</text:p>
      <text:p text:style-name="P20">w3schools.com: Html, CSS, JavaScript, Sql, (php)</text:p>
      <text:p text:style-name="P2">learnxinyminutes.com</text:p>
      <text:p text:style-name="P2"/>
      <text:p text:style-name="P5">Definintions</text:p>
      <text:p text:style-name="P9">grep – filters input with provided patterns (usually regular expressions)</text:p>
      <text:p text:style-name="P10">regular expressions – user defined rules for selecting certain text in a document </text:p>
      <text:p text:style-name="P2"/>
      <text:p text:style-name="P4">Required Text/Docs</text:p>
      <text:p text:style-name="P15">Learn Python the Hard Way/<text:span text:style-name="T2">Command Line Crash Course</text:span></text:p>
      <text:p text:style-name="P16">Data structures in python</text:p>
      <text:p text:style-name="P8">Code Complete</text:p>
      <text:p text:style-name="P8">How to think like a programmer</text:p>
      <text:p text:style-name="P8">Algorithms in Java</text:p>
      <text:p text:style-name="P11">Assembly from the ground up</text:p>
      <text:p text:style-name="P11"><text:span text:style-name="T1">The </text:span>C programming language</text:p>
      <text:p text:style-name="P3"/>
      <text:p text:style-name="P5">Suggested Books</text:p>
      <text:p text:style-name="P9">Power of Words</text:p>
      <text:p text:style-name="P9">How to Write a Paragraph</text:p>
      <text:p text:style-name="P9">On Writing</text:p>
      <text:p text:style-name="P9">Glamor of Grammar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2T10:33:58.685000000</meta:creation-date>
    <dc:date>2016-01-14T16:26:18.179000000</dc:date>
    <meta:editing-duration>PT6H56M6S</meta:editing-duration>
    <meta:editing-cycles>106</meta:editing-cycles>
    <meta:generator>LibreOffice/5.0.0.5$Windows_x86 LibreOffice_project/1b1a90865e348b492231e1c451437d7a15bb262b</meta:generator>
    <meta:document-statistic meta:table-count="0" meta:image-count="0" meta:object-count="0" meta:page-count="3" meta:paragraph-count="103" meta:word-count="883" meta:character-count="5361" meta:non-whitespace-character-count="4548"/>
  </office:meta>
</office:document-meta>
</file>